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490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491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492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493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494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8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495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cm" draw:marker-start-width="0.279cm" draw:marker-end-width="0.279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10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1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-0.475cm" svg:height="-0.767cm" svg:x="6.699cm" svg:y="1.691cm" draw:kind="arc" draw:start-angle="180.43" draw:end-angle="0.26">
            <text:p/>
          </draw:ellipse>
          <draw:ellipse draw:style-name="gr2" draw:text-style-name="P1" draw:layer="layout" svg:width="-0.474cm" svg:height="-0.767cm" svg:x="6.225cm" svg:y="1.691cm" draw:kind="arc" draw:start-angle="180.43" draw:end-angle="0.26">
            <text:p/>
          </draw:ellipse>
          <draw:ellipse draw:style-name="gr3" draw:text-style-name="P1" draw:layer="layout" svg:width="-0.474cm" svg:height="-0.768cm" svg:x="5.751cm" svg:y="1.691cm" draw:kind="arc" draw:start-angle="180.43" draw:end-angle="0.26">
            <text:p/>
          </draw:ellipse>
          <draw:ellipse draw:style-name="gr4" draw:text-style-name="P1" draw:layer="layout" svg:width="-0.475cm" svg:height="-0.767cm" svg:x="5.278cm" svg:y="1.691cm" draw:kind="arc" draw:start-angle="180.43" draw:end-angle="0.26">
            <text:p/>
          </draw:ellipse>
          <draw:line draw:style-name="gr5" draw:text-style-name="P1" draw:layer="layout" svg:x1="4.804cm" svg:y1="1.309cm" svg:x2="4.511cm" svg:y2="1.309cm">
            <text:p/>
          </draw:line>
          <draw:line draw:style-name="gr6" draw:text-style-name="P1" draw:layer="layout" svg:x1="6.99cm" svg:y1="1.309cm" svg:x2="6.699cm" svg:y2="1.309cm">
            <text:p/>
          </draw:line>
        </draw:g>
        <draw:g>
          <draw:custom-shape draw:style-name="gr7" draw:text-style-name="P2" draw:layer="layout" svg:width="0.803cm" svg:height="0.803cm" svg:x="1.615cm" svg:y="1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538cm" svg:height="0.469cm" svg:x="1.728cm" svg:y="1.561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8" draw:layer="layout" svg:width="0.538cm" svg:height="0.469cm" svg:x="1.737cm" svg:y="1.957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line draw:style-name="gr9" draw:text-style-name="P2" draw:layer="layout" svg:x1="2.601cm" svg:y1="1.318cm" svg:x2="2.011cm" svg:y2="1.318cm">
            <text:p/>
          </draw:line>
          <draw:line draw:style-name="gr9" draw:text-style-name="P2" draw:layer="layout" svg:x1="2.011cm" svg:y1="1.593cm" svg:x2="2.011cm" svg:y2="1.318cm">
            <text:p/>
          </draw:line>
        </draw:g>
        <draw:line draw:style-name="gr9" draw:text-style-name="P2" draw:layer="layout" svg:x1="2.031cm" svg:y1="2.527cm" svg:x2="6.99cm" svg:y2="2.526cm">
          <text:p/>
        </draw:line>
        <draw:line draw:style-name="gr9" draw:text-style-name="P2" draw:layer="layout" svg:x1="6.99cm" svg:y1="2.529cm" svg:x2="6.99cm" svg:y2="1.309cm">
          <text:p/>
        </draw:line>
        <draw:frame draw:style-name="gr8" draw:layer="layout" svg:width="0.66cm" svg:height="0.576cm" svg:x="0.955cm" svg:y="1.5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0" draw:text-style-name="P2" draw:layer="layout" svg:x1="4.063cm" svg:y1="1.633cm" svg:x2="4.866cm" svg:y2="1.633cm">
          <text:p/>
        </draw:line>
        <draw:frame draw:style-name="gr8" draw:layer="layout" svg:width="0.567cm" svg:height="0.576cm" svg:x="4.167cm" svg:y="1.66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g>
          <draw:line draw:style-name="gr11" draw:text-style-name="P1" draw:layer="layout" svg:x1="2.561cm" svg:y1="1.312cm" svg:x2="2.961cm" svg:y2="1.312cm">
            <text:p/>
          </draw:line>
          <draw:rect draw:style-name="gr12" draw:text-style-name="P3" draw:layer="layout" svg:width="1.2cm" svg:height="0.355cm" svg:x="2.961cm" svg:y="1.136cm">
            <text:p/>
          </draw:rect>
          <draw:line draw:style-name="gr13" draw:text-style-name="P1" draw:layer="layout" svg:x1="4.561cm" svg:y1="1.312cm" svg:x2="4.161cm" svg:y2="1.312cm">
            <text:p/>
          </draw:line>
        </draw:g>
        <draw:line draw:style-name="gr9" draw:text-style-name="P2" draw:layer="layout" svg:x1="2.031cm" svg:y1="2.527cm" svg:x2="2.031cm" svg:y2="2.395cm">
          <text:p/>
        </draw:line>
        <draw:frame draw:style-name="gr8" draw:layer="layout" svg:width="0.49cm" svg:height="0.466cm" svg:x="3.289cm" svg:y="1.4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0.671cm" svg:height="0.467cm" svg:x="5.504cm" svg:y="1.42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1</math:mn>
      </math:msub>
      <math:mo math:stretchy="false">ˆ</math:mo>
    </math:mover>
    <math:annotation math:encoding="StarMath 5.0">hat {V}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1</math:mn>
      </math:msub>
      <math:mo math:stretchy="false">ˆ</math:mo>
    </math:mover>
    <math:annotation math:encoding="StarMath 5.0">hat {I}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 math:fontstyle="italic">jX</math:mi>
    <math:annotation math:encoding="StarMath 5.0">jX</math:annotation>
  </math:semantics>
</math:math>
</file>